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apple-system" svg:font-family="apple-system, BlinkMacSystemFont, 'Segoe UI', Roboto, Helvetica, Arial, sans-serif, 'Apple Color Emoji', 'Segoe UI Emoji', 'Segoe UI Symbol'"/>
    <style:font-face style:name="var ff-monospace" svg:font-family="'var ff-monospace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/>
      <style:paragraph-properties fo:background-color="#ffffff"/>
      <style:text-properties fo:font-weight="bold" officeooo:rsid="00210793" officeooo:paragraph-rsid="0022d898" style:font-weight-asian="bold" style:font-weight-complex="bold"/>
    </style:style>
    <style:style style:name="P2" style:family="paragraph" style:parent-style-name="Text_20_body">
      <loext:graphic-properties draw:fill="solid" draw:fill-color="#ffffff"/>
      <style:paragraph-properties fo:background-color="#ffffff"/>
      <style:text-properties fo:font-weight="bold" officeooo:rsid="00264760" officeooo:paragraph-rsid="00264760" style:font-weight-asian="bold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8090a" style:font-name="apple-system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background-color="#000000"/>
    </style:style>
    <style:style style:name="P6" style:family="paragraph" style:parent-style-name="Standard">
      <style:text-properties officeooo:paragraph-rsid="001bbd0f"/>
    </style:style>
    <style:style style:name="P7" style:family="paragraph" style:parent-style-name="Standard">
      <loext:graphic-properties draw:fill="solid" draw:fill-color="#ffffff"/>
      <style:paragraph-properties fo:background-color="#ffffff"/>
      <style:text-properties officeooo:paragraph-rsid="001bbd0f"/>
    </style:style>
    <style:style style:name="P8" style:family="paragraph" style:parent-style-name="Standard">
      <style:text-properties officeooo:rsid="001d8fa0" officeooo:paragraph-rsid="001d8fa0"/>
    </style:style>
    <style:style style:name="P9" style:family="paragraph" style:parent-style-name="Standard">
      <style:text-properties officeooo:rsid="001d8fa0" officeooo:paragraph-rsid="001db70e"/>
    </style:style>
    <style:style style:name="P10" style:family="paragraph" style:parent-style-name="Standard">
      <style:text-properties style:font-name="Roboto" fo:font-size="12pt" officeooo:paragraph-rsid="001db70e" style:font-name-asian="Roboto1" style:font-size-asian="12pt" style:font-name-complex="Roboto1" style:font-size-complex="12pt"/>
    </style:style>
    <style:style style:name="P11" style:family="paragraph" style:parent-style-name="Standard">
      <style:text-properties officeooo:paragraph-rsid="001db70e"/>
    </style:style>
    <style:style style:name="P12" style:family="paragraph" style:parent-style-name="Standard">
      <loext:graphic-properties draw:fill="solid" draw:fill-color="#ffffff"/>
      <style:paragraph-properties fo:background-color="#ffffff"/>
      <style:text-properties officeooo:paragraph-rsid="001db70e"/>
    </style:style>
    <style:style style:name="P13" style:family="paragraph" style:parent-style-name="Standard">
      <loext:graphic-properties draw:fill="solid" draw:fill-color="#ffffff"/>
      <style:paragraph-properties fo:background-color="#ffffff"/>
      <style:text-properties officeooo:rsid="001db70e" officeooo:paragraph-rsid="001db70e"/>
    </style:style>
    <style:style style:name="P14" style:family="paragraph" style:parent-style-name="Standard">
      <style:text-properties officeooo:rsid="001fda3d" officeooo:paragraph-rsid="001fda3d"/>
    </style:style>
    <style:style style:name="P15" style:family="paragraph" style:parent-style-name="Standard">
      <loext:graphic-properties draw:fill="solid" draw:fill-color="#ffffff"/>
      <style:paragraph-properties fo:background-color="#ffffff"/>
      <style:text-properties officeooo:rsid="00210793" officeooo:paragraph-rsid="00210793"/>
    </style:style>
    <style:style style:name="P16" style:family="paragraph" style:parent-style-name="Standard">
      <loext:graphic-properties draw:fill="solid" draw:fill-color="#ffffff"/>
      <style:paragraph-properties fo:background-color="#ffffff"/>
      <style:text-properties fo:font-weight="bold" officeooo:rsid="00210793" officeooo:paragraph-rsid="00210793" style:font-weight-asian="bold" style:font-weight-complex="bold"/>
    </style:style>
    <style:style style:name="P17" style:family="paragraph" style:parent-style-name="Standard">
      <loext:graphic-properties draw:fill="solid" draw:fill-color="#ffffff"/>
      <style:paragraph-properties fo:background-color="#ffffff"/>
      <style:text-properties fo:font-weight="bold" officeooo:rsid="00210793" officeooo:paragraph-rsid="0022d898" style:font-weight-asian="bold" style:font-weight-complex="bold"/>
    </style:style>
    <style:style style:name="P18" style:family="paragraph" style:parent-style-name="Standard">
      <loext:graphic-properties draw:fill="solid" draw:fill-color="#ffffff"/>
      <style:paragraph-properties fo:background-color="#ffffff"/>
      <style:text-properties fo:font-weight="bold" officeooo:rsid="00264760" officeooo:paragraph-rsid="00264760" style:font-weight-asian="bold" style:font-weight-complex="bold"/>
    </style:style>
    <style:style style:name="P1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0" style:family="paragraph" style:parent-style-name="Standard">
      <style:text-properties officeooo:paragraph-rsid="001d8fa0"/>
    </style:style>
    <style:style style:name="P21" style:family="paragraph" style:parent-style-name="Standard">
      <style:paragraph-properties style:line-height-at-least="0.503cm"/>
    </style:style>
    <style:style style:name="P22" style:family="paragraph" style:parent-style-name="Standard">
      <loext:graphic-properties draw:fill="solid" draw:fill-color="#ffffff"/>
      <style:paragraph-properties fo:background-color="#ffffff"/>
      <style:text-properties fo:font-variant="normal" fo:text-transform="none" fo:color="#08090a" style:font-name="apple-system" fo:font-size="11pt" fo:letter-spacing="normal" fo:font-style="normal" fo:font-weight="normal" officeooo:rsid="00264760" officeooo:paragraph-rsid="00264760" style:font-size-asian="11pt" style:font-weight-asian="bold" style:font-size-complex="11pt" style:font-weight-complex="bold"/>
    </style:style>
    <style:style style:name="P23" style:family="paragraph" style:parent-style-name="Standard">
      <loext:graphic-properties draw:fill="solid" draw:fill-color="#ffffff"/>
      <style:paragraph-properties fo:background-color="#ffffff"/>
      <style:text-properties fo:color="#cccccc" style:font-name="Droid Sans Mono" fo:font-size="10.5pt" fo:font-weight="normal" officeooo:rsid="00264760" officeooo:paragraph-rsid="00264760" fo:background-color="#1e1e1e" style:font-weight-asian="bold" style:font-weight-complex="bold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color="#d4d4d4" style:font-name="Droid Sans Mono" fo:font-size="10.5pt" fo:font-weight="normal" fo:background-color="#1e1e1e"/>
    </style:style>
    <style:style style:name="P25" style:family="paragraph" style:parent-style-name="Standard">
      <style:paragraph-properties fo:margin-top="0cm" fo:margin-bottom="0.499cm" loext:contextual-spacing="false" style:line-height-at-least="0.503cm"/>
    </style:style>
    <style:style style:name="P26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T1" style:family="text">
      <style:text-properties style:font-name="Roboto" fo:font-size="12pt" style:font-name-asian="Roboto1" style:font-size-asian="12pt" style:font-name-complex="Roboto1" style:font-size-complex="12pt"/>
    </style:style>
    <style:style style:name="T2" style:family="text">
      <style:text-properties style:font-name="Roboto" fo:font-size="12pt" officeooo:rsid="00200376" style:font-name-asian="Roboto1" style:font-size-asian="12pt" style:font-name-complex="Roboto1" style:font-size-complex="12pt"/>
    </style:style>
    <style:style style:name="T3" style:family="text">
      <style:text-properties style:font-name="Roboto" fo:font-size="12pt" officeooo:rsid="00209579" style:font-name-asian="Roboto1" style:font-size-asian="12pt" style:font-name-complex="Roboto1" style:font-size-complex="12pt"/>
    </style:style>
    <style:style style:name="T4" style:family="text">
      <style:text-properties style:font-name="Roboto" fo:font-size="12pt" officeooo:rsid="001d8fa0" style:font-name-asian="Roboto1" style:font-size-asian="12pt" style:font-name-complex="Roboto1" style:font-size-complex="12pt"/>
    </style:style>
    <style:style style:name="T5" style:family="text">
      <style:text-properties style:font-name="Roboto" fo:font-size="15pt" style:font-name-asian="Roboto1" style:font-size-asian="15pt" style:font-name-complex="Roboto1" style:font-size-complex="15pt"/>
    </style:style>
    <style:style style:name="T6" style:family="text">
      <style:text-properties fo:color="#08090a" style:font-name="Roboto" fo:font-size="15pt" style:font-name-asian="Roboto1" style:font-size-asian="15pt" style:font-name-complex="Roboto1" style:font-size-complex="15pt"/>
    </style:style>
    <style:style style:name="T7" style:family="text">
      <style:text-properties fo:color="#08090a" style:font-name="Roboto" fo:font-size="15pt" officeooo:rsid="0022d898" style:font-name-asian="Roboto1" style:font-size-asian="15pt" style:font-name-complex="Roboto1" style:font-size-complex="15pt"/>
    </style:style>
    <style:style style:name="T8" style:family="text">
      <style:text-properties fo:color="#08090a" style:font-name="Roboto" fo:font-size="12pt" style:font-name-asian="Roboto1" style:font-size-asian="12pt" style:font-name-complex="Roboto1" style:font-size-complex="12pt"/>
    </style:style>
    <style:style style:name="T9" style:family="text">
      <style:text-properties fo:color="#08090a" style:font-name="Roboto" style:font-name-asian="Roboto1" style:font-name-complex="Roboto1"/>
    </style:style>
    <style:style style:name="T10" style:family="text">
      <style:text-properties fo:font-variant="normal" fo:text-transform="none" fo:color="#08090a" style:font-name="apple-system" fo:font-size="15pt" fo:letter-spacing="normal" fo:font-style="normal" fo:font-weight="normal"/>
    </style:style>
    <style:style style:name="T11" style:family="text">
      <style:text-properties fo:font-variant="normal" fo:text-transform="none" fo:color="#08090a" style:font-name="apple-system" fo:font-size="15pt" fo:letter-spacing="normal" fo:font-style="normal" fo:font-weight="normal" style:font-name-asian="Roboto1" style:font-size-asian="15pt" style:font-name-complex="Roboto1" style:font-size-complex="15pt"/>
    </style:style>
    <style:style style:name="T12" style:family="text">
      <style:text-properties fo:font-variant="normal" fo:text-transform="none" fo:color="#08090a" style:font-name="apple-system" fo:font-size="15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8090a" style:font-name="apple-system" fo:font-size="15pt" fo:letter-spacing="normal" fo:font-style="normal" style:text-underline-style="solid" style:text-underline-width="auto" style:text-underline-color="font-color" fo:font-weight="normal"/>
    </style:style>
    <style:style style:name="T14" style:family="text">
      <style:text-properties fo:font-variant="normal" fo:text-transform="none" fo:color="#08090a" style:font-name="apple-system" fo:letter-spacing="normal" fo:font-style="normal" fo:font-weight="normal"/>
    </style:style>
    <style:style style:name="T15" style:family="text">
      <style:text-properties fo:font-variant="normal" fo:text-transform="none" fo:color="#08090a" style:font-name="apple-system" fo:letter-spacing="normal" fo:font-style="normal" fo:font-weight="normal" style:font-name-asian="Roboto1" style:font-name-complex="Roboto1"/>
    </style:style>
    <style:style style:name="T16" style:family="text">
      <style:text-properties fo:font-variant="normal" fo:text-transform="none" fo:color="#08090a" style:font-name="apple-system" fo:letter-spacing="normal" fo:font-style="normal" style:text-underline-style="solid" style:text-underline-width="auto" style:text-underline-color="font-color" fo:font-weight="normal"/>
    </style:style>
    <style:style style:name="T17" style:family="text">
      <style:text-properties fo:font-variant="normal" fo:text-transform="none" fo:color="#08090a" style:font-name="apple-system" fo:font-size="12pt" fo:letter-spacing="normal" fo:font-style="normal" fo:font-weight="normal" style:font-name-asian="Roboto1" style:font-size-asian="12pt" style:font-name-complex="Roboto1" style:font-size-complex="12pt"/>
    </style:style>
    <style:style style:name="T18" style:family="text">
      <style:text-properties fo:font-variant="normal" fo:text-transform="none" fo:color="#08090a" style:font-name="apple-system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8090a" style:font-name="apple-system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fo:color="#08090a" style:font-name="apple-system" fo:font-size="11pt" fo:letter-spacing="normal" fo:font-style="normal" fo:font-weight="normal" style:font-name-asian="Roboto1" style:font-size-asian="11pt" style:font-name-complex="Roboto1" style:font-size-complex="11pt"/>
    </style:style>
    <style:style style:name="T21" style:family="text">
      <style:text-properties fo:font-variant="normal" fo:text-transform="none" fo:color="#08090a" style:font-name="apple-system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22" style:family="text">
      <style:text-properties fo:font-variant="normal" fo:text-transform="none" fo:color="#08090a" style:font-name="var ff-monospace" fo:font-size="12pt" fo:letter-spacing="normal" fo:font-style="normal" fo:font-weight="normal"/>
    </style:style>
    <style:style style:name="T23" style:family="text">
      <style:text-properties fo:font-variant="normal" fo:text-transform="none" fo:color="#08090a" style:font-name="var ff-monospace" fo:font-size="12pt" fo:letter-spacing="normal" fo:font-style="normal" fo:font-weight="normal" style:font-size-asian="15pt" style:font-size-complex="15pt"/>
    </style:style>
    <style:style style:name="T24" style:family="text">
      <style:text-properties fo:font-variant="normal" fo:text-transform="none" fo:color="#08090a" style:font-name="var ff-monospace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8090a" style:font-name="var ff-monospace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08090a" style:font-name="var ff-monospace" fo:letter-spacing="normal" fo:font-style="normal" fo:font-weight="normal"/>
    </style:style>
    <style:style style:name="T27" style:family="text">
      <style:text-properties fo:font-variant="normal" fo:text-transform="none" fo:color="#08090a" style:font-name="var ff-monospace" fo:letter-spacing="normal" fo:font-style="normal" fo:font-weight="normal"/>
    </style:style>
    <style:style style:name="T28" style:family="text">
      <style:text-properties fo:font-variant="normal" fo:text-transform="none" fo:color="#08090a" style:font-name="var ff-monospace" fo:font-size="11pt" fo:letter-spacing="normal" fo:font-style="normal" fo:font-weight="normal" style:font-size-asian="11pt" style:font-size-complex="11pt"/>
    </style:style>
    <style:style style:name="T29" style:family="text">
      <style:text-properties fo:font-variant="normal" fo:text-transform="none" fo:color="#08090a" style:font-name="var ff-monospace" fo:font-size="11pt" fo:letter-spacing="normal" fo:font-style="normal" fo:font-weight="normal" style:font-size-asian="11pt" style:font-size-complex="11pt"/>
    </style:style>
    <style:style style:name="T30" style:family="text">
      <style:text-properties fo:font-variant="normal" fo:text-transform="none" fo:color="#569cd6" style:font-name="apple-system" fo:font-size="12pt" fo:letter-spacing="normal" fo:font-style="normal" style:font-size-asian="12pt" style:font-size-complex="12pt"/>
    </style:style>
    <style:style style:name="T31" style:family="text">
      <style:text-properties fo:font-variant="normal" fo:text-transform="none" style:font-name="apple-system" fo:font-size="12pt" fo:letter-spacing="normal" fo:font-style="normal" style:font-size-asian="12pt" style:font-size-complex="12pt"/>
    </style:style>
    <style:style style:name="T32" style:family="text">
      <style:text-properties fo:font-variant="normal" fo:text-transform="none" fo:color="#4ec9b0" style:font-name="apple-system" fo:font-size="12pt" fo:letter-spacing="normal" fo:font-style="normal" style:font-size-asian="12pt" style:font-size-complex="12pt"/>
    </style:style>
    <style:style style:name="T33" style:family="text">
      <style:text-properties fo:font-variant="normal" fo:text-transform="none" fo:color="#f8f8f2" style:font-name="var ff-monospace" fo:font-size="12pt" fo:letter-spacing="normal" fo:font-style="normal" fo:font-weight="normal" style:font-size-asian="12pt" style:font-size-complex="12pt" loext:padding="0cm" loext:border="none"/>
    </style:style>
    <style:style style:name="T34" style:family="text">
      <style:text-properties fo:font-variant="normal" fo:text-transform="none" fo:color="#f8f8f2" style:font-name="var ff-monospace" fo:font-size="12pt" fo:letter-spacing="normal" fo:font-style="normal" fo:font-weight="normal" officeooo:rsid="00209579" style:font-size-asian="12pt" style:font-size-complex="12pt" loext:padding="0cm" loext:border="none"/>
    </style:style>
    <style:style style:name="T35" style:family="text">
      <style:text-properties fo:font-variant="normal" fo:text-transform="none" fo:color="#f8f8f2" style:font-name="var ff-monospace" fo:font-size="12pt" fo:letter-spacing="normal" fo:font-style="normal" fo:font-weight="normal" fo:background-color="#000000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f8f8f2" style:font-name="var ff-monospace" fo:font-size="12pt" fo:letter-spacing="normal" fo:font-style="normal" fo:font-weight="normal" fo:background-color="#000000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f8f8f2" style:font-name="var ff-monospace" fo:font-size="12pt" fo:letter-spacing="normal" fo:font-style="normal" fo:font-weight="normal" officeooo:rsid="0022d898" fo:background-color="#000000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color="#000000" style:font-name="var ff-monospace" fo:font-size="12pt" fo:letter-spacing="normal" fo:font-style="normal" fo:font-weight="normal" officeooo:rsid="00209579" style:font-size-asian="12pt" style:font-size-complex="12pt" loext:padding="0cm" loext:border="none"/>
    </style:style>
    <style:style style:name="T39" style:family="text">
      <style:text-properties fo:color="#569cd6"/>
    </style:style>
    <style:style style:name="T40" style:family="text">
      <style:text-properties fo:color="#4ec9b0"/>
    </style:style>
    <style:style style:name="T41" style:family="text">
      <style:text-properties fo:color="#ce9178"/>
    </style:style>
    <style:style style:name="T42" style:family="text">
      <style:text-properties fo:color="#9cdcfe"/>
    </style:style>
    <style:style style:name="T43" style:family="text">
      <style:text-properties fo:color="#000000" style:font-name="Roboto" fo:font-size="12pt" officeooo:rsid="00209579" style:font-name-asian="Roboto1" style:font-size-asian="12pt" style:font-name-complex="Roboto1" style:font-size-complex="12pt"/>
    </style:style>
    <style:style style:name="T44" style:family="text">
      <style:text-properties fo:color="#c586c0"/>
    </style:style>
    <style:style style:name="T45" style:family="text">
      <style:text-properties style:font-name-asian="Roboto1" style:font-name-complex="Roboto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6">Setting the environment :</text:span></text:p>
      <text:p text:style-name="P15"><text:span text:style-name="T6"/></text:p>
      <text:p text:style-name="P13"><text:span text:style-name="T6">Using virtual environnment :</text:span></text:p>
      <text:p text:style-name="P13"><text:span text:style-name="T6"/></text:p>
      <text:p text:style-name="P7"><text:span text:style-name="T6">First of all install </text:span><text:span text:style-name="T8">pipenv</text:span></text:p>
      <text:p text:style-name="P7"><text:span text:style-name="T6">using command</text:span></text:p>
      <text:p text:style-name="P6"><text:span text:style-name="T1">pip install --user pipenv</text:span></text:p>
      <text:p text:style-name="P6"><text:span text:style-name="T1"/></text:p>
      <text:p text:style-name="P6"><text:span text:style-name="T1"/></text:p>
      <text:p text:style-name="P20"><text:span text:style-name="T4">pipenv install flask </text:span><text:span text:style-name="T2">flask-restful </text:span><text:span text:style-name="T3">tinyd</text:span><text:span text:style-name="T43">b </text:span><text:span text:style-name="Source_20_Text"><text:span text:style-name="T38">flask-bcrypt</text:span></text:span></text:p>
      <text:p text:style-name="P8"><text:span text:style-name="T3"/></text:p>
      <text:p text:style-name="P8"><text:span text:style-name="T1"/></text:p>
      <text:p text:style-name="P8"><text:span text:style-name="T1"/></text:p>
      <text:p text:style-name="P11"><text:span text:style-name="T1">pipenv shell</text:span></text:p>
      <text:p text:style-name="P10"/>
      <text:p text:style-name="P12"><text:span text:style-name="T6">Now run the app using,</text:span></text:p>
      <text:p text:style-name="P9"><text:span text:style-name="T1">python app.py</text:span></text:p>
      <text:p text:style-name="P9"><text:span text:style-name="T1"/></text:p>
      <text:p text:style-name="P16"><text:span text:style-name="T6">Create a basic API with a TinyDB database :</text:span></text:p>
      <text:p text:style-name="P9"><text:span text:style-name="T1"/></text:p>
      <text:p text:style-name="P14"><text:span text:style-name="T1">Create a folder nammed database/ and inside it, create 2 files nammed db.py and models.py.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7"><text:span text:style-name="T7">Adding Authentication and Authorization </text:span><text:span text:style-name="T6">:</text:span></text:p>
      <text:p text:style-name="P17"><text:span text:style-name="T6"/></text:p>
      <text:p text:style-name="P1"><text:span text:style-name="T17">Currently, anyone can read, add, delete and update the movies in our application. Now, let's learn how we can restrict the creation of movies by any untrusted person (</text:span><text:span text:style-name="Source_20_Text"><text:span text:style-name="T24">Authentication</text:span></text:span><text:span text:style-name="T17">). Also, we will learn how to implement </text:span><text:span text:style-name="Source_20_Text"><text:span text:style-name="T24">Authorization</text:span></text:span><text:span text:style-name="T17"> so that only the person who added the movie in our application can delete/modify it.</text:span></text:p>
      <text:p text:style-name="P4">To implement these features, first of all, we must create a new document model to store the user information. So, let's do it.</text:p>
      <text:p text:style-name="P3"><text:span text:style-name="T18">Similar to how we created our </text:span><text:span text:style-name="Source_20_Text"><text:span text:style-name="T24">Movie</text:span></text:span><text:span text:style-name="T18"> document model we are going to create a </text:span><text:span text:style-name="Source_20_Text"><text:span text:style-name="T24">User</text:span></text:span><text:span text:style-name="T18"> document model. Let's add the following code after the </text:span><text:span text:style-name="Source_20_Text"><text:span text:style-name="T24">Movie</text:span></text:span><text:span text:style-name="T18"> document model.</text:span></text:p>
      <text:p text:style-name="P26"><text:span text:style-name="Source_20_Text"><text:span text:style-name="T36">#~/</text:span></text:span><text:span text:style-name="Source_20_Text"><text:span text:style-name="T37">FlaskAPI</text:span></text:span><text:span text:style-name="Source_20_Text"><text:span text:style-name="T36">/database/models.py</text:span></text:span></text:p>
      <text:p text:style-name="P24"><text:span text:style-name="T30">class</text:span><text:span text:style-name="T31"> </text:span><text:span text:style-name="T32">User</text:span><text:span text:style-name="T31">:</text:span></text:p>
      <text:p text:style-name="P19">user_args = reqparse.RequestParser()</text:p>
      <text:p text:style-name="P19">user_args.add_argument(<text:span text:style-name="T41">"email"</text:span>, <text:span text:style-name="T42">type</text:span>=<text:span text:style-name="T40">str</text:span>, <text:span text:style-name="T42">help</text:span>=<text:span text:style-name="T41">"email is missing"</text:span>, <text:span text:style-name="T42">required</text:span>=<text:span text:style-name="T39">True</text:span>)</text:p>
      <text:p text:style-name="P19">user_args.add_argument(<text:span text:style-name="T41">"password"</text:span>, <text:span text:style-name="T42">type</text:span>=<text:span text:style-name="T40">str</text:span>, <text:span text:style-name="T42">help</text:span>=<text:span text:style-name="T41">"password is missing"</text:span>, <text:span text:style-name="T42">required</text:span>=<text:span text:style-name="T39">True</text:span>)</text:p>
      <text:p text:style-name="P3"><text:span text:style-name="T18"/></text:p>
      <text:p text:style-name="P3"><text:soft-page-break/><text:span text:style-name="T19">Here we created this so that when the user signs up, a new user document is created with fields </text:span><text:span text:style-name="Source_20_Text"><text:span text:style-name="T28">email</text:span></text:span><text:span text:style-name="T19"> and </text:span><text:span text:style-name="Source_20_Text"><text:span text:style-name="T28">password</text:span></text:span><text:span text:style-name="T19">.</text:span></text:p>
      <text:p text:style-name="P3"><text:span text:style-name="T19">But saving a password in the plain </text:span><text:span text:style-name="Source_20_Text"><text:span text:style-name="T28">StringField</text:span></text:span><text:span text:style-name="T19"> is a terrible idea. If somebody gets access to your database, all user passwords are exposed. To prevent that from happening, we are going to </text:span><text:span text:style-name="Source_20_Text"><text:span text:style-name="T28">hash</text:span></text:span><text:span text:style-name="T19"> our password to some </text:span><text:span text:style-name="Source_20_Text"><text:span text:style-name="T28">cryptic</text:span></text:span><text:span text:style-name="T19"> form so that nobody can find out the real password easily.</text:span></text:p>
      <text:p text:style-name="P3"><text:span text:style-name="T19">For hashing our password we are going to use a popular hashing function called </text:span><text:span text:style-name="Source_20_Text"><text:span text:style-name="T28">bcrypt</text:span></text:span><text:span text:style-name="T19">. You might have already guessed it, we are going to use a flask extension called </text:span><text:a xlink:type="simple" xlink:href="https://flask-bcrypt.readthedocs.io/en/latest/" text:style-name="Internet_20_link" text:visited-style-name="Visited_20_Internet_20_Link"><text:span text:style-name="T21">flask-bcrypt</text:span></text:a><text:span text:style-name="T19"> for this.</text:span></text:p>
      <text:p text:style-name="P3"><text:span text:style-name="T19">Let's install </text:span><text:span text:style-name="Source_20_Text"><text:span text:style-name="T28">flask-bcrypt</text:span></text:span><text:span text:style-name="T19">.</text:span></text:p>
      <text:p text:style-name="P26"><text:span text:style-name="Source_20_Text"><text:span text:style-name="T36">pipenv install flask-bcrypt</text:span></text:span></text:p>
      <text:p text:style-name="P5"><text:span text:style-name="T18"/></text:p>
      <text:p text:style-name="P22"><text:span text:style-name="T45">Implement it in the apiservice.py file :</text:span></text:p>
      <text:p text:style-name="P23"><text:span text:style-name="T5">#~/FlaskAPI/apiservice.py</text:span></text:p>
      <text:p text:style-name="P21"/>
      <text:p text:style-name="P19"><text:span text:style-name="T44">from</text:span> flask <text:span text:style-name="T44">import</text:span> Flask</text:p>
      <text:p text:style-name="P19"><text:span text:style-name="T44">from</text:span> flask_restful <text:span text:style-name="T44">import</text:span> Api</text:p>
      <text:p text:style-name="P19"><text:span text:style-name="T44">from</text:span> flask_bcrypt <text:span text:style-name="T44">import</text:span> Bcrypt</text:p>
      <text:p text:style-name="P19"><text:span text:style-name="T44">from</text:span> resources.routes <text:span text:style-name="T44">import</text:span> initialize_routes</text:p>
      <text:p text:style-name="P25"/>
      <text:p text:style-name="P19">project = <text:span text:style-name="T41">"flaskAPI"</text:span></text:p>
      <text:p text:style-name="P21"/>
      <text:p text:style-name="P19">app = Flask(<text:span text:style-name="T42">__name__</text:span>)</text:p>
      <text:p text:style-name="P19">api = Api(app)</text:p>
      <text:p text:style-name="P19">bcrypt = Bcrypt(app)</text:p>
      <text:p text:style-name="P18"><text:span text:style-name="T6"/></text:p>
      <text:p text:style-name="P2"><text:span text:style-name="T20">Now we are going to create two methods: one to create a password hash </text:span><text:span text:style-name="Source_20_Text"><text:span text:style-name="T28">generate_password_hash()</text:span></text:span><text:span text:style-name="T20"> and the other to check if the password used by the user to login generates the hash which is equal to the password saved in the database </text:span><text:span text:style-name="Source_20_Text"><text:span text:style-name="T28">check_password_hash()</text:span></text:span><text:span text:style-name="T20">.</text:span></text:p>
      <text:p text:style-name="P3"><text:span text:style-name="T19">Let's update our </text:span><text:span text:style-name="Source_20_Text"><text:span text:style-name="T28">models.py</text:span></text:span><text:span text:style-name="T19"> to look like this:</text:span></text:p>
      <text:p text:style-name="P18"><text:span text:style-name="T6"/></text:p>
      <text:p text:style-name="P14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apple-system" svg:font-family="apple-system, BlinkMacSystemFont, 'Segoe UI', Roboto, Helvetica, Arial, sans-serif, 'Apple Color Emoji', 'Segoe UI Emoji', 'Segoe UI Symbol'"/>
    <style:font-face style:name="var ff-monospace" svg:font-family="'var ff-monospace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20:01:45.326431114</meta:creation-date>
    <dc:date>2021-05-30T11:13:24.710880915</dc:date>
    <meta:editing-duration>P2DT14H52M24S</meta:editing-duration>
    <meta:editing-cycles>11</meta:editing-cycles>
    <meta:generator>LibreOffice/6.1.5.2$Linux_ARM_EABI LibreOffice_project/10$Build-2</meta:generator>
    <meta:document-statistic meta:table-count="0" meta:image-count="0" meta:object-count="0" meta:page-count="2" meta:paragraph-count="38" meta:word-count="383" meta:character-count="2448" meta:non-whitespace-character-count="2102"/>
  </office:meta>
</office:document-meta>
</file>